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0.008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379cm" fo:min-width="0.129cm"/>
    </style:style>
    <style:style style:name="gr4" style:family="graphic" style:parent-style-name="objectwithoutfill">
      <style:graphic-properties svg:stroke-color="#111111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89cm" fo:min-width="4.17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99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7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7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8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7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01cm" fo:min-width="0.59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01cm" fo:min-width="0.59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01cm" fo:min-width="0.591cm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standard">
      <style:graphic-properties svg:stroke-color="#000000" draw:fill-color="#ff0000" draw:textarea-horizontal-align="justify" draw:textarea-vertical-align="middle" draw:auto-grow-height="false" fo:min-height="0.131cm" fo:min-width="0.008cm"/>
    </style:style>
    <style:style style:name="gr19" style:family="graphic" style:parent-style-name="standard">
      <style:graphic-properties svg:stroke-color="#000000" draw:fill-color="#ff0000" draw:textarea-horizontal-align="justify" draw:textarea-vertical-align="middle" draw:auto-grow-height="false" fo:min-height="0.801cm" fo:min-width="0.592cm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801cm" fo:min-width="0.592cm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801cm" fo:min-width="0.593cm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0.801cm" fo:min-width="0.591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81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0.578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1.374cm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79cm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81cm"/>
    </style:style>
    <style:style style:name="gr28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8cm"/>
    </style:style>
    <style:style style:name="gr29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79cm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8cm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834cm" fo:min-width="0.578cm"/>
    </style:style>
    <style:style style:name="gr32" style:family="graphic" style:parent-style-name="standard">
      <style:graphic-properties svg:stroke-color="#000000" draw:fill-color="#ff4000" draw:textarea-horizontal-align="justify" draw:textarea-vertical-align="middle" draw:auto-grow-height="false" fo:min-height="0.834cm" fo:min-width="0.58cm"/>
    </style:style>
    <style:style style:name="gr33" style:family="graphic" style:parent-style-name="standard">
      <style:graphic-properties svg:stroke-color="#000000" draw:fill-color="#ff4000" draw:textarea-horizontal-align="justify" draw:textarea-vertical-align="middle" draw:auto-grow-height="false" fo:min-height="0.834cm" fo:min-width="0.579cm"/>
    </style:style>
    <style:style style:name="gr34" style:family="graphic" style:parent-style-name="standard">
      <style:graphic-properties svg:stroke-color="#000000" draw:fill-color="#ff4000" draw:textarea-horizontal-align="justify" draw:textarea-vertical-align="middle" draw:auto-grow-height="false" fo:min-height="0.834cm" fo:min-width="0.581cm"/>
    </style:style>
    <style:style style:name="gr35" style:family="graphic" style:parent-style-name="standard">
      <style:graphic-properties svg:stroke-color="#000000" draw:fill-color="#ff4000" draw:textarea-horizontal-align="justify" draw:textarea-vertical-align="middle" draw:auto-grow-height="false" fo:min-height="0.834cm" fo:min-width="0.578cm"/>
    </style:style>
    <style:style style:name="gr36" style:family="graphic" style:parent-style-name="standard">
      <style:graphic-properties svg:stroke-color="#000000" draw:fill-color="#ff8000" draw:textarea-horizontal-align="justify" draw:textarea-vertical-align="middle" draw:auto-grow-height="false" fo:min-height="0.834cm" fo:min-width="0.578cm"/>
    </style:style>
    <style:style style:name="gr37" style:family="graphic" style:parent-style-name="standard">
      <style:graphic-properties svg:stroke-color="#000000" draw:fill-color="#ff8000" draw:textarea-horizontal-align="justify" draw:textarea-vertical-align="middle" draw:auto-grow-height="false" fo:min-height="0.834cm" fo:min-width="0.58cm"/>
    </style:style>
    <style:style style:name="gr38" style:family="graphic" style:parent-style-name="standard">
      <style:graphic-properties svg:stroke-color="#000000" draw:fill-color="#afd095" draw:textarea-horizontal-align="justify" draw:textarea-vertical-align="middle" draw:auto-grow-height="false" fo:min-height="0.834cm" fo:min-width="0.58cm"/>
    </style:style>
    <style:style style:name="gr39" style:family="graphic" style:parent-style-name="standard">
      <style:graphic-properties draw:stroke="none" svg:stroke-color="#000000" draw:fill="none" draw:fill-color="#ffffff" fo:min-height="0.768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69cm" fo:min-width="0.047cm"/>
    </style:style>
    <style:style style:name="gr4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801cm" fo:min-width="0.592cm"/>
    </style:style>
    <style:style style:name="gr42" style:family="graphic" style:parent-style-name="standard">
      <style:graphic-properties svg:stroke-color="#000000" draw:fill-color="#ff6d6d" draw:textarea-horizontal-align="justify" draw:textarea-vertical-align="middle" draw:auto-grow-height="false" fo:min-height="1cm" fo:min-width="11.374cm"/>
    </style:style>
    <style:style style:name="gr43" style:family="graphic" style:parent-style-name="standard">
      <style:graphic-properties svg:stroke-color="#000000" draw:fill-color="#afd095" draw:textarea-horizontal-align="justify" draw:textarea-vertical-align="middle" draw:auto-grow-height="false" fo:min-height="1cm" fo:min-width="11.374cm"/>
    </style:style>
    <style:style style:name="gr44" style:family="graphic" style:parent-style-name="standard">
      <style:graphic-properties draw:stroke="none" svg:stroke-color="#000000" draw:fill="none" draw:fill-color="#ffffff" fo:min-height="1.423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22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23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21cm"/>
    </style:style>
    <style:style style:name="gr48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loext:graphic-properties draw:fill="solid" draw:fill-color="#afd095"/>
      <style:paragraph-properties fo:text-align="center"/>
    </style:style>
    <style:style style:name="P13" style:family="paragraph">
      <loext:graphic-properties draw:fill-color="#ff6d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08cm" svg:height="0.381cm" svg:x="6.969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7.47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7.98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8.493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9.001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9.509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10.01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10.52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9.022cm" svg:y1="3.943cm" svg:x2="9.022cm" svg:y2="6.297cm">
          <text:p/>
        </draw:line>
        <draw:custom-shape draw:style-name="gr3" draw:text-style-name="P3" draw:layer="layout" svg:width="0.889cm" svg:height="0.889cm" svg:x="8.573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54cm" svg:y1="5.128cm" svg:x2="8.591cm" svg:y2="5.128cm">
          <text:p/>
        </draw:line>
        <draw:line draw:style-name="gr4" draw:text-style-name="P2" draw:layer="layout" svg:x1="9.44cm" svg:y1="5.063cm" svg:x2="8.558cm" svg:y2="5.063cm">
          <text:p/>
        </draw:line>
        <draw:custom-shape draw:style-name="gr5" draw:text-style-name="P1" draw:layer="layout" svg:width="4.671cm" svg:height="1.339cm" svg:x="6.795cm" svg:y="6.239cm">
          <text:p text:style-name="P4">encryp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14cm" svg:height="0.962cm" svg:x="4.149cm" svg:y="6.467cm">
          <draw:text-box>
            <text:p>Key</text:p>
          </draw:text-box>
        </draw:frame>
        <draw:g>
          <draw:g>
            <draw:custom-shape draw:style-name="gr1" draw:text-style-name="P1" draw:layer="layout" svg:width="0.508cm" svg:height="0.381cm" svg:x="2.971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3.479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3.987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4.495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508cm" svg:height="0.381cm" svg:x="5.003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5.511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6.019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6.527cm" svg:y="17.1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7" draw:text-style-name="P5" draw:layer="layout" svg:width="1.894cm" svg:height="1.241cm" svg:x="4.575cm" svg:y="16.253cm">
          <draw:text-box>
            <text:p>IV</text:p>
          </draw:text-box>
        </draw:frame>
        <draw:g>
          <draw:custom-shape draw:style-name="gr8" draw:text-style-name="P1" draw:layer="layout" svg:width="1.08cm" svg:height="1.084cm" svg:x="3.931cm" svg:y="31.523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1.08cm" svg:height="1.084cm" svg:x="5.011cm" svg:y="31.523cm">
            <text:p text:style-name="P4">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079cm" svg:height="1.084cm" svg:x="6.091cm" svg:y="31.523cm">
            <text:p text:style-name="P4">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1.08cm" svg:height="1.084cm" svg:x="7.17cm" svg:y="31.523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1.079cm" svg:height="1.084cm" svg:x="8.25cm" svg:y="3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1.081cm" svg:height="1.084cm" svg:x="9.329cm" svg:y="3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078cm" svg:height="1.084cm" svg:x="10.41cm" svg:y="3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08cm" svg:height="1.084cm" svg:x="11.488cm" svg:y="31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" draw:layer="layout" svg:width="1.092cm" svg:height="1.051cm" svg:x="3.864cm" svg:y="34.701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4.956cm" svg:y="34.701cm">
            <text:p text:style-name="P4">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91cm" svg:height="1.051cm" svg:x="6.049cm" svg:y="34.701cm">
            <text:p text:style-name="P4">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7.14cm" svg:y="34.701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" draw:layer="layout" svg:width="1.092cm" svg:height="1.051cm" svg:x="8.233cm" svg:y="34.701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9.325cm" svg:y="34.701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91cm" svg:height="1.051cm" svg:x="10.418cm" svg:y="34.701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1.092cm" svg:height="1.051cm" svg:x="11.509cm" svg:y="34.701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5" draw:layer="layout" svg:width="3.298cm" svg:height="0.962cm" svg:x="7.613cm" svg:y="2.517cm">
          <draw:text-box>
            <text:p>Plaintext</text:p>
          </draw:text-box>
        </draw:frame>
        <draw:line draw:style-name="gr2" draw:text-style-name="P2" draw:layer="layout" svg:x1="5.566cm" svg:y1="6.925cm" svg:x2="6.807cm" svg:y2="6.925cm">
          <text:p/>
        </draw:line>
        <draw:line draw:style-name="gr2" draw:text-style-name="P2" draw:layer="layout" svg:x1="9.075cm" svg:y1="7.594cm" svg:x2="9.075cm" svg:y2="8.996cm">
          <text:p/>
        </draw:line>
        <draw:g>
          <draw:g>
            <draw:g>
              <draw:custom-shape draw:style-name="gr1" draw:text-style-name="P1" draw:layer="layout" svg:width="0.508cm" svg:height="0.381cm" svg:x="7.02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7.528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036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544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9.052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9.56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0.068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0.576cm" svg:y="12.9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7.481cm" svg:y="12.024cm">
            <draw:text-box>
              <text:p>Ciphertext</text:p>
            </draw:text-box>
          </draw:frame>
        </draw:g>
        <draw:line draw:style-name="gr17" draw:text-style-name="P2" draw:layer="layout" svg:x1="11.139cm" svg:y1="9.234cm" svg:x2="12.938cm" svg:y2="9.234cm">
          <text:p/>
        </draw:line>
        <draw:line draw:style-name="gr17" draw:text-style-name="P2" draw:layer="layout" svg:x1="12.964cm" svg:y1="9.234cm" svg:x2="12.964cm" svg:y2="5.186cm">
          <text:p/>
        </draw:line>
        <draw:line draw:style-name="gr2" draw:text-style-name="P2" draw:layer="layout" svg:x1="12.991cm" svg:y1="5.16cm" svg:x2="17.529cm" svg:y2="5.159cm">
          <text:p/>
        </draw:line>
        <draw:g>
          <draw:g>
            <draw:custom-shape draw:style-name="gr1" draw:text-style-name="P1" draw:layer="layout" svg:width="0.508cm" svg:height="0.381cm" svg:x="15.973cm" svg:y="3.61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381cm" svg:x="16.481cm" svg:y="3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16.989cm" svg:y="3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17.497cm" svg:y="3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" draw:text-style-name="P1" draw:layer="layout" svg:width="0.508cm" svg:height="0.381cm" svg:x="18.005cm" svg:y="3.612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18.513cm" svg:y="3.6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021cm" svg:y="3.6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529cm" svg:y="3.6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2" draw:text-style-name="P2" draw:layer="layout" svg:x1="18.026cm" svg:y1="4.055cm" svg:x2="18.025cm" svg:y2="6.383cm">
              <text:p/>
            </draw:line>
            <draw:custom-shape draw:style-name="gr3" draw:text-style-name="P3" draw:layer="layout" svg:width="0.889cm" svg:height="0.889cm" svg:x="17.577cm" svg:y="4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2.962cm" svg:height="0.962cm" svg:x="16.617cm" svg:y="2.629cm">
              <draw:text-box>
                <text:p>Plaintext</text:p>
              </draw:text-box>
            </draw:frame>
            <draw:line draw:style-name="gr17" draw:text-style-name="P2" draw:layer="layout" svg:x1="18.448cm" svg:y1="5.166cm" svg:x2="17.522cm" svg:y2="5.166cm">
              <text:p/>
            </draw:line>
            <draw:g>
              <draw:g>
                <draw:custom-shape draw:style-name="gr1" draw:text-style-name="P1" draw:layer="layout" svg:width="0.508cm" svg:height="0.381cm" svg:x="18.062cm" svg:y="9.15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508cm" svg:height="0.381cm" svg:x="18.57cm" svg:y="9.1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" draw:text-style-name="P1" draw:layer="layout" svg:width="0.508cm" svg:height="0.381cm" svg:x="19.078cm" svg:y="9.1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" draw:text-style-name="P1" draw:layer="layout" svg:width="0.508cm" svg:height="0.381cm" svg:x="19.586cm" svg:y="9.1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" draw:text-style-name="P1" draw:layer="layout" svg:width="4.671cm" svg:height="1.339cm" svg:x="15.799cm" svg:y="6.351cm">
                  <text:p text:style-name="P4">encrypt</text:p>
                  <draw:enhanced-geometry svg:viewBox="0 0 21600 21600" draw:type="rectangle" draw:enhanced-path="M 0 0 L 21600 0 21600 21600 0 21600 0 0 Z N"/>
                </draw:custom-shape>
                <draw:frame draw:style-name="gr6" draw:text-style-name="P5" draw:layer="layout" svg:width="1.598cm" svg:height="0.962cm" svg:x="13.153cm" svg:y="6.579cm">
                  <draw:text-box>
                    <text:p>Key</text:p>
                  </draw:text-box>
                </draw:frame>
                <draw:line draw:style-name="gr2" draw:text-style-name="P2" draw:layer="layout" svg:x1="14.595cm" svg:y1="7.09cm" svg:x2="15.836cm" svg:y2="7.09cm">
                  <text:p/>
                </draw:line>
                <draw:line draw:style-name="gr2" draw:text-style-name="P2" draw:layer="layout" svg:x1="18.052cm" svg:y1="7.733cm" svg:x2="18.052cm" svg:y2="9.135cm">
                  <text:p/>
                </draw:line>
                <draw:g>
                  <draw:custom-shape draw:style-name="gr1" draw:text-style-name="P1" draw:layer="layout" svg:width="0.508cm" svg:height="0.381cm" svg:x="16.03cm" svg:y="9.15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" draw:text-style-name="P1" draw:layer="layout" svg:width="0.508cm" svg:height="0.381cm" svg:x="16.538cm" svg:y="9.15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" draw:text-style-name="P1" draw:layer="layout" svg:width="0.508cm" svg:height="0.381cm" svg:x="17.046cm" svg:y="9.15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" draw:text-style-name="P1" draw:layer="layout" svg:width="0.508cm" svg:height="0.381cm" svg:x="17.554cm" svg:y="9.15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frame draw:style-name="gr6" draw:text-style-name="P5" draw:layer="layout" svg:width="3.485cm" svg:height="0.962cm" svg:x="16.458cm" svg:y="9.484cm">
                  <draw:text-box>
                    <text:p>Ciphertext</text:p>
                  </draw:text-box>
                </draw:frame>
              </draw:g>
            </draw:g>
          </draw:g>
        </draw:g>
        <draw:g>
          <draw:custom-shape draw:style-name="gr1" draw:text-style-name="P1" draw:layer="layout" svg:width="0.508cm" svg:height="0.381cm" svg:x="7.053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7.561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8.069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8.577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9.085cm" svg:y="9.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9.593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10.101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10.609cm" svg:y="9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5" draw:layer="layout" svg:width="3.528cm" svg:height="0.962cm" svg:x="7.481cm" svg:y="9.345cm">
          <draw:text-box>
            <text:p>Ciphertext</text:p>
          </draw:text-box>
        </draw:frame>
        <draw:line draw:style-name="gr2" draw:text-style-name="P2" draw:layer="layout" svg:x1="9.075cm" svg:y1="13.349cm" svg:x2="9.075cm" svg:y2="14.751cm">
          <text:p/>
        </draw:line>
        <draw:custom-shape draw:style-name="gr5" draw:text-style-name="P1" draw:layer="layout" svg:width="4.671cm" svg:height="1.339cm" svg:x="6.861cm" svg:y="14.739cm">
          <text:p text:style-name="P4">decryp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1cm" svg:y1="16.048cm" svg:x2="9.121cm" svg:y2="18.402cm">
          <text:p/>
        </draw:line>
        <draw:custom-shape draw:style-name="gr3" draw:text-style-name="P3" draw:layer="layout" svg:width="0.889cm" svg:height="0.889cm" svg:x="8.672cm" svg:y="1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539cm" svg:y1="17.168cm" svg:x2="8.657cm" svg:y2="17.168cm">
          <text:p/>
        </draw:line>
        <draw:g>
          <draw:g>
            <draw:g>
              <draw:custom-shape draw:style-name="gr1" draw:text-style-name="P1" draw:layer="layout" svg:width="0.508cm" svg:height="0.381cm" svg:x="7.053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7.561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069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577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9.085cm" svg:y="18.412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9.593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0.101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0.609cm" svg:y="18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7.58cm" svg:y="18.737cm">
            <draw:text-box>
              <text:p>Plaintext</text:p>
            </draw:text-box>
          </draw:frame>
        </draw:g>
        <draw:g>
          <draw:frame draw:style-name="gr6" draw:text-style-name="P5" draw:layer="layout" svg:width="1.705cm" svg:height="0.962cm" svg:x="4.116cm" svg:y="15cm">
            <draw:text-box>
              <text:p>Key</text:p>
            </draw:text-box>
          </draw:frame>
          <draw:line draw:style-name="gr2" draw:text-style-name="P2" draw:layer="layout" svg:x1="5.533cm" svg:y1="15.458cm" svg:x2="6.774cm" svg:y2="15.458cm">
            <text:p/>
          </draw:line>
        </draw:g>
        <draw:g>
          <draw:custom-shape draw:style-name="gr1" draw:text-style-name="P1" draw:layer="layout" svg:width="0.508cm" svg:height="0.381cm" svg:x="2.905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.413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.921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4.429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4.937cm" svg:y="4.9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5.445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5.953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6.461cm" svg:y="4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1.894cm" svg:height="1.241cm" svg:x="4.509cm" svg:y="4.084cm">
          <draw:text-box>
            <text:p>IV</text:p>
          </draw:text-box>
        </draw:frame>
        <draw:line draw:style-name="gr2" draw:text-style-name="P2" draw:layer="layout" svg:x1="7.187cm" svg:y1="17.266cm" svg:x2="8.624cm" svg:y2="17.266cm">
          <text:p/>
        </draw:line>
        <draw:line draw:style-name="gr17" draw:text-style-name="P2" draw:layer="layout" svg:x1="11.14cm" svg:y1="13.137cm" svg:x2="12.939cm" svg:y2="13.137cm">
          <text:p/>
        </draw:line>
        <draw:line draw:style-name="gr17" draw:text-style-name="P2" draw:layer="layout" svg:x1="12.931cm" svg:y1="17.204cm" svg:x2="12.931cm" svg:y2="13.156cm">
          <text:p/>
        </draw:line>
        <draw:line draw:style-name="gr2" draw:text-style-name="P2" draw:layer="layout" svg:x1="12.957cm" svg:y1="17.233cm" svg:x2="17.495cm" svg:y2="17.232cm">
          <text:p/>
        </draw:line>
        <draw:g>
          <draw:g>
            <draw:g>
              <draw:custom-shape draw:style-name="gr1" draw:text-style-name="P1" draw:layer="layout" svg:width="0.508cm" svg:height="0.381cm" svg:x="15.983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491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999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7.507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18.015cm" svg:y="12.923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18.523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031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539cm" svg:y="12.9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16.444cm" svg:y="11.991cm">
            <draw:text-box>
              <text:p>Ciphertext</text:p>
            </draw:text-box>
          </draw:frame>
        </draw:g>
        <draw:line draw:style-name="gr2" draw:text-style-name="P2" draw:layer="layout" svg:x1="18.038cm" svg:y1="13.316cm" svg:x2="18.038cm" svg:y2="14.718cm">
          <text:p/>
        </draw:line>
        <draw:custom-shape draw:style-name="gr5" draw:text-style-name="P1" draw:layer="layout" svg:width="4.671cm" svg:height="1.339cm" svg:x="15.824cm" svg:y="14.706cm">
          <text:p text:style-name="P4">decryp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14cm" svg:height="0.962cm" svg:x="13.079cm" svg:y="14.967cm">
          <draw:text-box>
            <text:p>Key</text:p>
          </draw:text-box>
        </draw:frame>
        <draw:line draw:style-name="gr2" draw:text-style-name="P2" draw:layer="layout" svg:x1="14.496cm" svg:y1="15.425cm" svg:x2="15.737cm" svg:y2="15.425cm">
          <text:p/>
        </draw:line>
        <draw:line draw:style-name="gr2" draw:text-style-name="P2" draw:layer="layout" svg:x1="18.018cm" svg:y1="16.081cm" svg:x2="18.018cm" svg:y2="18.435cm">
          <text:p/>
        </draw:line>
        <draw:custom-shape draw:style-name="gr3" draw:text-style-name="P3" draw:layer="layout" svg:width="0.889cm" svg:height="0.889cm" svg:x="17.569cm" svg:y="1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436cm" svg:y1="17.201cm" svg:x2="17.554cm" svg:y2="17.201cm">
          <text:p/>
        </draw:line>
        <draw:g>
          <draw:g>
            <draw:g>
              <draw:custom-shape draw:style-name="gr1" draw:text-style-name="P1" draw:layer="layout" svg:width="0.508cm" svg:height="0.381cm" svg:x="15.95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458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966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7.474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17.982cm" svg:y="18.4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18.49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8.998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506cm" svg:y="18.4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16.477cm" svg:y="18.77cm">
            <draw:text-box>
              <text:p>Plaintext</text:p>
            </draw:text-box>
          </draw:frame>
        </draw:g>
        <draw:g>
          <draw:g>
            <draw:g>
              <draw:custom-shape draw:style-name="gr1" draw:text-style-name="P1" draw:layer="layout" svg:width="0.508cm" svg:height="0.381cm" svg:x="2.971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.479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.987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4.495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5.003cm" svg:y="26.7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5.511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6.019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6.527cm" svg:y="26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7" draw:text-style-name="P5" draw:layer="layout" svg:width="1.894cm" svg:height="1.241cm" svg:x="4.575cm" svg:y="25.878cm">
            <draw:text-box>
              <text:p>IV</text:p>
            </draw:text-box>
          </draw:frame>
        </draw:g>
        <draw:g>
          <draw:g>
            <draw:g>
              <draw:custom-shape draw:style-name="gr1" draw:text-style-name="P1" draw:layer="layout" svg:width="0.508cm" svg:height="0.381cm" svg:x="7.02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7.528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036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8.544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9.052cm" svg:y="22.5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9.56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10.068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0.576cm" svg:y="22.5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7.481cm" svg:y="21.649cm">
            <draw:text-box>
              <text:p>Ciphertext</text:p>
            </draw:text-box>
          </draw:frame>
        </draw:g>
        <draw:line draw:style-name="gr2" draw:text-style-name="P2" draw:layer="layout" svg:x1="9.075cm" svg:y1="22.974cm" svg:x2="9.075cm" svg:y2="24.376cm">
          <text:p/>
        </draw:line>
        <draw:custom-shape draw:style-name="gr5" draw:text-style-name="P1" draw:layer="layout" svg:width="4.671cm" svg:height="1.339cm" svg:x="6.861cm" svg:y="24.364cm">
          <text:p text:style-name="P4">decryp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1cm" svg:y1="25.673cm" svg:x2="9.121cm" svg:y2="28.027cm">
          <text:p/>
        </draw:line>
        <draw:custom-shape draw:style-name="gr3" draw:text-style-name="P3" draw:layer="layout" svg:width="0.889cm" svg:height="0.889cm" svg:x="8.672cm" svg:y="2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539cm" svg:y1="26.793cm" svg:x2="8.657cm" svg:y2="26.793cm">
          <text:p/>
        </draw:line>
        <draw:g>
          <draw:g>
            <draw:g>
              <draw:custom-shape draw:style-name="gr18" draw:text-style-name="P6" draw:layer="layout" svg:width="0.508cm" svg:height="0.381cm" svg:x="7.053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7.561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8.069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8.577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8" draw:text-style-name="P6" draw:layer="layout" svg:width="0.508cm" svg:height="0.381cm" svg:x="9.085cm" svg:y="28.0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6" draw:layer="layout" svg:width="0.508cm" svg:height="0.381cm" svg:x="9.593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10.101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10.609cm" svg:y="28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7.58cm" svg:y="28.362cm">
            <draw:text-box>
              <text:p>Plaintext</text:p>
            </draw:text-box>
          </draw:frame>
        </draw:g>
        <draw:g>
          <draw:frame draw:style-name="gr6" draw:text-style-name="P5" draw:layer="layout" svg:width="1.705cm" svg:height="0.962cm" svg:x="4.116cm" svg:y="24.625cm">
            <draw:text-box>
              <text:p>Key</text:p>
            </draw:text-box>
          </draw:frame>
          <draw:line draw:style-name="gr2" draw:text-style-name="P2" draw:layer="layout" svg:x1="5.533cm" svg:y1="25.083cm" svg:x2="6.774cm" svg:y2="25.083cm">
            <text:p/>
          </draw:line>
        </draw:g>
        <draw:line draw:style-name="gr2" draw:text-style-name="P2" draw:layer="layout" svg:x1="7.187cm" svg:y1="26.891cm" svg:x2="8.624cm" svg:y2="26.891cm">
          <text:p/>
        </draw:line>
        <draw:line draw:style-name="gr17" draw:text-style-name="P2" draw:layer="layout" svg:x1="11.173cm" svg:y1="22.737cm" svg:x2="12.972cm" svg:y2="22.737cm">
          <text:p/>
        </draw:line>
        <draw:line draw:style-name="gr17" draw:text-style-name="P2" draw:layer="layout" svg:x1="12.964cm" svg:y1="26.804cm" svg:x2="12.964cm" svg:y2="22.756cm">
          <text:p/>
        </draw:line>
        <draw:line draw:style-name="gr2" draw:text-style-name="P2" draw:layer="layout" svg:x1="12.99cm" svg:y1="26.833cm" svg:x2="17.528cm" svg:y2="26.832cm">
          <text:p/>
        </draw:line>
        <draw:g>
          <draw:g>
            <draw:g>
              <draw:custom-shape draw:style-name="gr1" draw:text-style-name="P1" draw:layer="layout" svg:width="0.508cm" svg:height="0.381cm" svg:x="15.95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458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966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7.474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17.982cm" svg:y="22.549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18.49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8.998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506cm" svg:y="2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16.411cm" svg:y="21.617cm">
            <draw:text-box>
              <text:p>Ciphertext</text:p>
            </draw:text-box>
          </draw:frame>
        </draw:g>
        <draw:line draw:style-name="gr2" draw:text-style-name="P2" draw:layer="layout" svg:x1="18.005cm" svg:y1="22.942cm" svg:x2="18.005cm" svg:y2="24.344cm">
          <text:p/>
        </draw:line>
        <draw:custom-shape draw:style-name="gr5" draw:text-style-name="P1" draw:layer="layout" svg:width="4.671cm" svg:height="1.339cm" svg:x="15.791cm" svg:y="24.332cm">
          <text:p text:style-name="P4">decryp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985cm" svg:y1="25.707cm" svg:x2="17.985cm" svg:y2="28.061cm">
          <text:p/>
        </draw:line>
        <draw:custom-shape draw:style-name="gr3" draw:text-style-name="P3" draw:layer="layout" svg:width="0.889cm" svg:height="0.889cm" svg:x="17.536cm" svg:y="2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403cm" svg:y1="26.827cm" svg:x2="17.521cm" svg:y2="26.827cm">
          <text:p/>
        </draw:line>
        <draw:g>
          <draw:g>
            <draw:g>
              <draw:custom-shape draw:style-name="gr1" draw:text-style-name="P1" draw:layer="layout" svg:width="0.508cm" svg:height="0.381cm" svg:x="15.917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425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6.933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7.441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508cm" svg:height="0.381cm" svg:x="17.949cm" svg:y="28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18.457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6" draw:layer="layout" svg:width="0.508cm" svg:height="0.381cm" svg:x="18.965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19.473cm" svg:y="28.0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" draw:text-style-name="P5" draw:layer="layout" svg:width="3.528cm" svg:height="0.962cm" svg:x="16.444cm" svg:y="28.396cm">
            <draw:text-box>
              <text:p>Plaintext</text:p>
            </draw:text-box>
          </draw:frame>
        </draw:g>
        <draw:g>
          <draw:custom-shape draw:style-name="gr14" draw:text-style-name="P1" draw:layer="layout" svg:width="1.092cm" svg:height="1.051cm" svg:x="3.825cm" svg:y="36.574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4.917cm" svg:y="36.574cm">
            <text:p text:style-name="P4">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91cm" svg:height="1.051cm" svg:x="6.01cm" svg:y="36.574cm">
            <text:p text:style-name="P4">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7.101cm" svg:y="36.574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" draw:layer="layout" svg:width="1.092cm" svg:height="1.051cm" svg:x="8.194cm" svg:y="36.574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093cm" svg:height="1.051cm" svg:x="9.286cm" svg:y="36.574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91cm" svg:height="1.051cm" svg:x="10.379cm" svg:y="36.574cm">
            <text:p text:style-name="P4">0x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1.092cm" svg:height="1.051cm" svg:x="11.47cm" svg:y="36.574cm">
            <text:p text:style-name="P4">0x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0" draw:text-style-name="P7" draw:layer="layout" svg:width="1.092cm" svg:height="1.051cm" svg:x="12.782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13.874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out" svg:width="1.091cm" svg:height="1.051cm" svg:x="14.967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16.058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7" draw:layer="layout" svg:width="1.092cm" svg:height="1.051cm" svg:x="17.151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18.243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out" svg:width="1.091cm" svg:height="1.051cm" svg:x="19.336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1.092cm" svg:height="1.051cm" svg:x="20.427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8" draw:text-style-name="P1" draw:layer="layout" svg:width="1.08cm" svg:height="1.084cm" svg:x="4.136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1.08cm" svg:height="1.084cm" svg:x="5.216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079cm" svg:height="1.084cm" svg:x="6.296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1.08cm" svg:height="1.084cm" svg:x="7.375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1.079cm" svg:height="1.084cm" svg:x="8.455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" draw:layer="layout" svg:width="1.081cm" svg:height="1.084cm" svg:x="9.534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1.078cm" svg:height="1.084cm" svg:x="10.615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1.08cm" svg:height="1.084cm" svg:x="11.693cm" svg:y="40.219cm">
            <text:p text:style-name="P4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" draw:layer="layout" svg:width="12.008cm" svg:height="1.384cm" svg:x="6.838cm" svg:y="42.212cm">
            <text:p text:style-name="P4">Decryp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8" draw:text-style-name="P1" draw:layer="layout" svg:width="1.08cm" svg:height="1.084cm" svg:x="4.137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5.217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6.297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7.376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8.456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9.535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10.616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11.694cm" svg:y="40.22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5" draw:text-style-name="P1" draw:layer="layout" svg:width="12.008cm" svg:height="1.384cm" svg:x="6.839cm" svg:y="42.213cm">
          <text:p text:style-name="P4">De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8" draw:text-style-name="P1" draw:layer="layout" svg:width="1.08cm" svg:height="1.084cm" svg:x="4.178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5.258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6.338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7.417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8.497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9.576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10.657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11.735cm" svg:y="44.657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8" draw:text-style-name="P1" draw:layer="layout" svg:width="1.08cm" svg:height="1.084cm" svg:x="12.89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13.97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15.05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16.129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17.209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18.288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19.369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20.447cm" svg:y="46.285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6" draw:text-style-name="P8" draw:layer="layout" svg:width="1.079cm" svg:height="1.084cm" svg:x="8.498cm" svg:y="46.285cm">
          <text:p text:style-name="P4">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081cm" svg:height="1.084cm" svg:x="9.577cm" svg:y="4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8" draw:text-style-name="P8" draw:layer="layout" svg:width="1.08cm" svg:height="1.084cm" svg:x="4.179cm" svg:y="46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8" draw:layer="layout" svg:width="1.08cm" svg:height="1.084cm" svg:x="5.259cm" svg:y="46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8" draw:layer="layout" svg:width="1.079cm" svg:height="1.084cm" svg:x="6.339cm" svg:y="46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8" draw:layer="layout" svg:width="1.08cm" svg:height="1.084cm" svg:x="7.418cm" svg:y="46.285cm">
              <text:p text:style-name="P4">I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1" draw:text-style-name="P8" draw:layer="layout" svg:width="1.078cm" svg:height="1.084cm" svg:x="10.658cm" svg:y="4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8" draw:layer="layout" svg:width="1.08cm" svg:height="1.084cm" svg:x="11.736cm" svg:y="4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2" draw:text-style-name="P9" draw:layer="layout" svg:width="1.08cm" svg:height="1.084cm" svg:x="4.138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5.218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9" draw:layer="layout" svg:width="1.079cm" svg:height="1.084cm" svg:x="6.298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7.377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3" draw:text-style-name="P9" draw:layer="layout" svg:width="1.079cm" svg:height="1.084cm" svg:x="8.457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9" draw:layer="layout" svg:width="1.081cm" svg:height="1.084cm" svg:x="9.536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078cm" svg:height="1.084cm" svg:x="10.617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11.695cm" svg:y="48.6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2" draw:text-style-name="P9" draw:layer="layout" svg:width="1.08cm" svg:height="1.084cm" svg:x="12.809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13.889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9" draw:layer="layout" svg:width="1.079cm" svg:height="1.084cm" svg:x="14.969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16.048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3" draw:text-style-name="P9" draw:layer="layout" svg:width="1.079cm" svg:height="1.084cm" svg:x="17.128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9" draw:layer="layout" svg:width="1.081cm" svg:height="1.084cm" svg:x="18.207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0" draw:layer="layout" svg:width="1.078cm" svg:height="1.084cm" svg:x="19.288cm" svg:y="48.688cm">
              <text:p text:style-name="P4">0x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yout" svg:width="1.08cm" svg:height="1.084cm" svg:x="20.366cm" svg:y="48.688cm">
              <text:p text:style-name="P4">0x5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8" draw:text-style-name="P1" draw:layer="layout" svg:width="1.08cm" svg:height="1.084cm" svg:x="24.082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25.162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26.242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27.321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28.401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29.48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30.561cm" svg:y="40.221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31.639cm" svg:y="40.221cm">
              <text:p text:style-name="P4">@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5" draw:text-style-name="P1" draw:layer="layout" svg:width="12.008cm" svg:height="1.384cm" svg:x="26.784cm" svg:y="42.214cm">
          <text:p text:style-name="P4">Decry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8" draw:text-style-name="P1" draw:layer="layout" svg:width="1.08cm" svg:height="1.084cm" svg:x="24.123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25.203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26.283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27.362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28.442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29.521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30.602cm" svg:y="44.65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31.68cm" svg:y="44.658cm">
              <text:p text:style-name="P4">@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8" draw:text-style-name="P1" draw:layer="layout" svg:width="1.08cm" svg:height="1.084cm" svg:x="32.835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33.915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1.079cm" svg:height="1.084cm" svg:x="34.995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36.074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1.079cm" svg:height="1.084cm" svg:x="37.154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" draw:layer="layout" svg:width="1.081cm" svg:height="1.084cm" svg:x="38.233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" draw:layer="layout" svg:width="1.078cm" svg:height="1.084cm" svg:x="39.314cm" svg:y="46.286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1.08cm" svg:height="1.084cm" svg:x="40.392cm" svg:y="46.286cm">
              <text:p text:style-name="P4">@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6" draw:text-style-name="P8" draw:layer="layout" svg:width="1.079cm" svg:height="1.084cm" svg:x="28.443cm" svg:y="46.286cm">
          <text:p text:style-name="P4">V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8" draw:text-style-name="P8" draw:layer="layout" svg:width="1.08cm" svg:height="1.084cm" svg:x="24.124cm" svg:y="46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8" draw:layer="layout" svg:width="1.08cm" svg:height="1.084cm" svg:x="25.204cm" svg:y="46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8" draw:layer="layout" svg:width="1.079cm" svg:height="1.084cm" svg:x="26.284cm" svg:y="46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8" draw:layer="layout" svg:width="1.08cm" svg:height="1.084cm" svg:x="27.363cm" svg:y="46.286cm">
              <text:p text:style-name="P4">I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7" draw:text-style-name="P8" draw:layer="layout" svg:width="1.081cm" svg:height="1.084cm" svg:x="29.522cm" svg:y="46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8" draw:layer="layout" svg:width="1.078cm" svg:height="1.084cm" svg:x="30.603cm" svg:y="46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8" draw:layer="layout" svg:width="1.08cm" svg:height="1.084cm" svg:x="31.681cm" svg:y="46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2" draw:text-style-name="P9" draw:layer="layout" svg:width="1.08cm" svg:height="1.084cm" svg:x="24.083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25.163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9" draw:layer="layout" svg:width="1.079cm" svg:height="1.084cm" svg:x="26.243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27.322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3" draw:text-style-name="P9" draw:layer="layout" svg:width="1.079cm" svg:height="1.084cm" svg:x="28.402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9" draw:layer="layout" svg:width="1.081cm" svg:height="1.084cm" svg:x="29.481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9" draw:layer="layout" svg:width="1.078cm" svg:height="1.084cm" svg:x="30.562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31.64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0" draw:text-style-name="P7" draw:layer="layout" svg:width="1.092cm" svg:height="1.051cm" svg:x="32.729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33.821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out" svg:width="1.091cm" svg:height="1.051cm" svg:x="34.914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36.005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7" draw:layer="layout" svg:width="1.092cm" svg:height="1.051cm" svg:x="37.098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1.093cm" svg:height="1.051cm" svg:x="38.19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out" svg:width="1.091cm" svg:height="1.051cm" svg:x="39.283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1.092cm" svg:height="1.051cm" svg:x="40.374cm" svg:y="40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4" draw:text-style-name="P9" draw:layer="layout" svg:width="1.081cm" svg:height="1.084cm" svg:x="38.153cm" svg:y="48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1.078cm" svg:height="1.084cm" svg:x="39.234cm" svg:y="48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" draw:text-style-name="P9" draw:layer="layout" svg:width="1.08cm" svg:height="1.084cm" svg:x="32.755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33.835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9" draw:layer="layout" svg:width="1.079cm" svg:height="1.084cm" svg:x="34.915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9" draw:layer="layout" svg:width="1.08cm" svg:height="1.084cm" svg:x="35.994cm" svg:y="48.6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9" draw:layer="layout" svg:width="1.079cm" svg:height="1.084cm" svg:x="37.074cm" svg:y="48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1" draw:layer="layout" svg:width="1.08cm" svg:height="1.084cm" svg:x="40.312cm" svg:y="48.688cm">
            <text:p text:style-name="P4">0x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9" draw:text-style-name="P5" draw:layer="Layer4" svg:width="10.624cm" svg:height="1.018cm" svg:x="30.529cm" svg:y="52.266cm">
          <draw:text-box>
            <text:p>0x1 ^ @ = D</text:p>
          </draw:text-box>
        </draw:frame>
        <draw:g>
          <draw:g>
            <draw:custom-shape draw:style-name="gr20" draw:text-style-name="P7" draw:layer="Layer4" svg:width="1.092cm" svg:height="1.051cm" svg:x="12.824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13.916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er4" svg:width="1.091cm" svg:height="1.051cm" svg:x="15.009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16.1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7" draw:layer="Layer4" svg:width="1.092cm" svg:height="1.051cm" svg:x="17.193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18.285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er4" svg:width="1.091cm" svg:height="1.051cm" svg:x="19.378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er4" svg:width="1.092cm" svg:height="1.051cm" svg:x="20.469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0" draw:text-style-name="P1" draw:layer="layout" svg:width="0.773cm" svg:height="0.733cm" svg:x="16.81cm" svg:y="45.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17.217cm" svg:y1="45.63cm" svg:x2="17.217cm" svg:y2="46.363cm">
              <text:p/>
            </draw:line>
          </draw:g>
          <draw:line draw:style-name="gr17" draw:text-style-name="P2" draw:layer="layout" svg:x1="16.891cm" svg:y1="45.997cm" svg:x2="17.583cm" svg:y2="45.997cm">
            <text:p/>
          </draw:line>
        </draw:g>
        <draw:g>
          <draw:g>
            <draw:custom-shape draw:style-name="gr40" draw:text-style-name="P1" draw:layer="layout" svg:width="0.773cm" svg:height="0.733cm" svg:x="8.059cm" svg:y="45.5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.466cm" svg:y1="45.589cm" svg:x2="8.466cm" svg:y2="46.322cm">
              <text:p/>
            </draw:line>
          </draw:g>
          <draw:line draw:style-name="gr17" draw:text-style-name="P2" draw:layer="layout" svg:x1="8.14cm" svg:y1="45.956cm" svg:x2="8.832cm" svg:y2="45.956cm">
            <text:p/>
          </draw:line>
        </draw:g>
        <draw:g>
          <draw:g>
            <draw:custom-shape draw:style-name="gr20" draw:text-style-name="P7" draw:layer="Layer4" svg:width="1.092cm" svg:height="1.051cm" svg:x="32.812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33.904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er4" svg:width="1.091cm" svg:height="1.051cm" svg:x="34.997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36.088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" draw:text-style-name="P7" draw:layer="Layer4" svg:width="1.092cm" svg:height="1.051cm" svg:x="37.181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er4" svg:width="1.093cm" svg:height="1.051cm" svg:x="38.273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7" draw:layer="Layer4" svg:width="1.091cm" svg:height="1.051cm" svg:x="39.366cm" svg:y="44.6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12" draw:layer="Layer4" svg:width="1.092cm" svg:height="1.051cm" svg:x="40.457cm" svg:y="44.675cm">
              <text:p text:style-name="P4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0" draw:text-style-name="P1" draw:layer="layout" svg:width="0.773cm" svg:height="0.733cm" svg:x="36.755cm" svg:y="45.6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7.162cm" svg:y1="45.631cm" svg:x2="37.162cm" svg:y2="46.364cm">
              <text:p/>
            </draw:line>
          </draw:g>
          <draw:line draw:style-name="gr17" draw:text-style-name="P2" draw:layer="layout" svg:x1="36.836cm" svg:y1="45.998cm" svg:x2="37.528cm" svg:y2="45.998cm">
            <text:p/>
          </draw:line>
        </draw:g>
        <draw:g>
          <draw:g>
            <draw:custom-shape draw:style-name="gr40" draw:text-style-name="P1" draw:layer="layout" svg:width="0.773cm" svg:height="0.733cm" svg:x="28.004cm" svg:y="45.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28.411cm" svg:y1="45.59cm" svg:x2="28.411cm" svg:y2="46.323cm">
              <text:p/>
            </draw:line>
          </draw:g>
          <draw:line draw:style-name="gr17" draw:text-style-name="P2" draw:layer="layout" svg:x1="28.085cm" svg:y1="45.957cm" svg:x2="28.777cm" svg:y2="45.957cm">
            <text:p/>
          </draw:line>
        </draw:g>
        <draw:custom-shape draw:style-name="gr25" draw:text-style-name="P1" draw:layer="Layer4" svg:width="12.008cm" svg:height="1.384cm" svg:x="7.125cm" svg:y="50.559cm">
          <text:p text:style-name="P4">Padding Error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er4" svg:width="12.008cm" svg:height="1.384cm" svg:x="7.126cm" svg:y="50.56cm">
          <text:p text:style-name="P4">Padding Error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er4" svg:width="12.008cm" svg:height="1.384cm" svg:x="26.828cm" svg:y="50.52cm">
          <text:p text:style-name="P4">Different Error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0.508cm" svg:height="0.381cm" svg:x="28.171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28.679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29.18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29.69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30.203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30.711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1.219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1.72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30.224cm" svg:y1="3.943cm" svg:x2="30.224cm" svg:y2="6.297cm">
          <text:p/>
        </draw:line>
        <draw:custom-shape draw:style-name="gr5" draw:text-style-name="P1" draw:layer="layout" svg:width="4.671cm" svg:height="1.339cm" svg:x="27.997cm" svg:y="6.239cm">
          <text:p text:style-name="P4">encryp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98cm" svg:height="0.962cm" svg:x="28.815cm" svg:y="2.517cm">
          <draw:text-box>
            <text:p>Plaintext</text:p>
          </draw:text-box>
        </draw:frame>
        <draw:line draw:style-name="gr2" draw:text-style-name="P2" draw:layer="layout" svg:x1="30.277cm" svg:y1="7.594cm" svg:x2="30.277cm" svg:y2="8.996cm">
          <text:p/>
        </draw:line>
        <draw:frame draw:style-name="gr6" draw:text-style-name="P5" draw:layer="layout" svg:width="3.528cm" svg:height="0.962cm" svg:x="28.683cm" svg:y="9.345cm">
          <draw:text-box>
            <text:p>Ciphertext</text:p>
          </draw:text-box>
        </draw:frame>
        <draw:g>
          <draw:custom-shape draw:style-name="gr1" draw:text-style-name="P1" draw:layer="layout" svg:width="0.508cm" svg:height="0.381cm" svg:x="34.626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35.134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5.64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6.1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36.658cm" svg:y="3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37.166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7.674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8.18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36.679cm" svg:y1="3.943cm" svg:x2="36.679cm" svg:y2="6.297cm">
          <text:p/>
        </draw:line>
        <draw:custom-shape draw:style-name="gr5" draw:text-style-name="P1" draw:layer="layout" svg:width="4.671cm" svg:height="1.339cm" svg:x="34.452cm" svg:y="6.239cm">
          <text:p text:style-name="P4">encryp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98cm" svg:height="0.962cm" svg:x="35.27cm" svg:y="2.517cm">
          <draw:text-box>
            <text:p>Plaintext</text:p>
          </draw:text-box>
        </draw:frame>
        <draw:line draw:style-name="gr2" draw:text-style-name="P2" draw:layer="layout" svg:x1="36.732cm" svg:y1="7.594cm" svg:x2="36.732cm" svg:y2="8.996cm">
          <text:p/>
        </draw:line>
        <draw:frame draw:style-name="gr6" draw:text-style-name="P5" draw:layer="layout" svg:width="3.528cm" svg:height="0.962cm" svg:x="35.138cm" svg:y="9.345cm">
          <draw:text-box>
            <text:p>Ciphertext</text:p>
          </draw:text-box>
        </draw:frame>
        <draw:g>
          <draw:custom-shape draw:style-name="gr1" draw:text-style-name="P1" draw:layer="layout" svg:width="0.508cm" svg:height="0.381cm" svg:x="40.659cm" svg:y="3.5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41.167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41.675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42.183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08cm" svg:height="0.381cm" svg:x="42.691cm" svg:y="3.5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43.199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43.707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44.215cm" svg:y="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42.712cm" svg:y1="3.978cm" svg:x2="42.712cm" svg:y2="6.332cm">
          <text:p/>
        </draw:line>
        <draw:custom-shape draw:style-name="gr5" draw:text-style-name="P1" draw:layer="layout" svg:width="4.671cm" svg:height="1.339cm" svg:x="40.485cm" svg:y="6.274cm">
          <text:p text:style-name="P4">encryp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98cm" svg:height="0.962cm" svg:x="41.303cm" svg:y="2.552cm">
          <draw:text-box>
            <text:p>Plaintext</text:p>
          </draw:text-box>
        </draw:frame>
        <draw:line draw:style-name="gr2" draw:text-style-name="P2" draw:layer="layout" svg:x1="42.765cm" svg:y1="7.629cm" svg:x2="42.765cm" svg:y2="9.031cm">
          <text:p/>
        </draw:line>
        <draw:frame draw:style-name="gr6" draw:text-style-name="P5" draw:layer="layout" svg:width="3.528cm" svg:height="0.962cm" svg:x="41.171cm" svg:y="9.38cm">
          <draw:text-box>
            <text:p>Ciphertext</text:p>
          </draw:text-box>
        </draw:frame>
        <draw:line draw:style-name="gr2" draw:text-style-name="P2" draw:layer="layout" svg:x1="30.224cm" svg:y1="3.943cm" svg:x2="30.224cm" svg:y2="6.297cm">
          <text:p/>
        </draw:line>
        <draw:g>
          <draw:custom-shape draw:style-name="gr1" draw:text-style-name="P1" draw:layer="layout" svg:width="0.508cm" svg:height="0.381cm" svg:x="36.517cm" svg:y="13.5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0.381cm" svg:x="37.025cm" svg:y="13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7.533cm" svg:y="13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08cm" svg:height="0.381cm" svg:x="38.041cm" svg:y="13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1" draw:text-style-name="P1" draw:layer="layout" svg:width="0.508cm" svg:height="0.381cm" svg:x="34.485cm" svg:y="13.556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34.993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5.501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6.009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2" draw:text-style-name="P2" draw:layer="layout" svg:x1="36.538cm" svg:y1="13.999cm" svg:x2="36.538cm" svg:y2="16.353cm">
              <text:p/>
            </draw:line>
            <draw:custom-shape draw:style-name="gr5" draw:text-style-name="P1" draw:layer="layout" svg:width="4.671cm" svg:height="1.339cm" svg:x="34.311cm" svg:y="16.295cm">
              <text:p text:style-name="P4">decrypt</text:p>
              <draw:enhanced-geometry svg:viewBox="0 0 21600 21600" draw:type="rectangle" draw:enhanced-path="M 0 0 L 21600 0 21600 21600 0 21600 0 0 Z N"/>
            </draw:custom-shape>
            <draw:frame draw:style-name="gr44" draw:text-style-name="P5" draw:layer="layout" svg:width="3.467cm" svg:height="1.673cm" svg:x="34.96cm" svg:y="12.573cm">
              <draw:text-box>
                <text:p>Ciphertext</text:p>
              </draw:text-box>
            </draw:frame>
            <draw:line draw:style-name="gr2" draw:text-style-name="P2" draw:layer="layout" svg:x1="36.591cm" svg:y1="17.65cm" svg:x2="36.591cm" svg:y2="19.052cm">
              <text:p/>
            </draw:line>
            <draw:frame draw:style-name="gr6" draw:text-style-name="P5" draw:layer="layout" svg:width="3.528cm" svg:height="0.962cm" svg:x="34.997cm" svg:y="19.401cm">
              <draw:text-box>
                <text:p>Plaintext</text:p>
              </draw:text-box>
            </draw:frame>
            <draw:g>
              <draw:custom-shape draw:style-name="gr45" draw:text-style-name="P1" draw:layer="layout" svg:width="0.822cm" svg:height="0.873cm" svg:x="33.357cm" svg:y="20.681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" draw:layer="layout" svg:width="0.823cm" svg:height="0.873cm" svg:x="34.179cm" svg:y="20.681cm">
                <text:p text:style-name="P4">;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" draw:layer="layout" svg:width="0.822cm" svg:height="0.873cm" svg:x="35.002cm" svg:y="20.681cm">
                <text:p text:style-name="P4">u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" draw:layer="layout" svg:width="0.822cm" svg:height="0.873cm" svg:x="35.824cm" svg:y="20.681cm">
                <text:p text:style-name="P4">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1" draw:layer="layout" svg:width="0.821cm" svg:height="0.873cm" svg:x="36.646cm" svg:y="20.681cm">
              <text:p text:style-name="P4">e</text:p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822cm" svg:height="0.873cm" svg:x="37.467cm" svg:y="20.681cm">
              <text:p text:style-name="P4">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" draw:layer="layout" svg:width="0.823cm" svg:height="0.873cm" svg:x="38.289cm" svg:y="20.681cm">
              <text:p text:style-name="P4">=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39.112cm" svg:y="20.681cm">
              <text:p text:style-name="P4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g>
              <draw:custom-shape draw:style-name="gr1" draw:text-style-name="P1" draw:layer="layout" svg:width="0.508cm" svg:height="0.381cm" svg:x="30.062cm" svg:y="13.556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30.57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1.078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31.586cm" svg:y="13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1" draw:text-style-name="P1" draw:layer="layout" svg:width="0.508cm" svg:height="0.381cm" svg:x="28.03cm" svg:y="13.5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0.508cm" svg:height="0.381cm" svg:x="28.538cm" svg:y="13.55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" draw:text-style-name="P1" draw:layer="layout" svg:width="0.508cm" svg:height="0.381cm" svg:x="29.046cm" svg:y="13.55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" draw:text-style-name="P1" draw:layer="layout" svg:width="0.508cm" svg:height="0.381cm" svg:x="29.554cm" svg:y="13.55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5" draw:text-style-name="P1" draw:layer="layout" svg:width="4.671cm" svg:height="1.339cm" svg:x="27.856cm" svg:y="16.295cm">
                <text:p text:style-name="P4">decrypt</text:p>
                <draw:enhanced-geometry svg:viewBox="0 0 21600 21600" draw:type="rectangle" draw:enhanced-path="M 0 0 L 21600 0 21600 21600 0 21600 0 0 Z N"/>
              </draw:custom-shape>
              <draw:frame draw:style-name="gr48" draw:text-style-name="P5" draw:layer="layout" svg:width="3.468cm" svg:height="1.115cm" svg:x="28.504cm" svg:y="12.573cm">
                <draw:text-box>
                  <text:p>Ciphertext</text:p>
                </draw:text-box>
              </draw:frame>
              <draw:line draw:style-name="gr2" draw:text-style-name="P2" draw:layer="layout" svg:x1="30.136cm" svg:y1="17.65cm" svg:x2="30.136cm" svg:y2="19.052cm">
                <text:p/>
              </draw:line>
              <draw:frame draw:style-name="gr6" draw:text-style-name="P5" draw:layer="layout" svg:width="3.528cm" svg:height="0.962cm" svg:x="28.542cm" svg:y="19.401cm">
                <draw:text-box>
                  <text:p>Plaintext</text:p>
                </draw:text-box>
              </draw:frame>
              <draw:line draw:style-name="gr2" draw:text-style-name="P2" draw:layer="layout" svg:x1="30.083cm" svg:y1="13.999cm" svg:x2="30.083cm" svg:y2="16.353cm">
                <text:p/>
              </draw:line>
              <draw:g>
                <draw:custom-shape draw:style-name="gr45" draw:text-style-name="P1" draw:layer="layout" svg:width="0.822cm" svg:height="0.873cm" svg:x="26.62cm" svg:y="20.681cm">
                  <text:p text:style-name="P4">i</text:p>
                  <draw:enhanced-geometry svg:viewBox="0 0 21600 21600" draw:type="rectangle" draw:enhanced-path="M 0 0 L 21600 0 21600 21600 0 21600 0 0 Z N"/>
                </draw:custom-shape>
                <draw:custom-shape draw:style-name="gr46" draw:text-style-name="P1" draw:layer="layout" svg:width="0.823cm" svg:height="0.873cm" svg:x="27.442cm" svg:y="20.681cm">
                  <text:p text:style-name="P4">s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" draw:layer="layout" svg:width="0.822cm" svg:height="0.873cm" svg:x="28.265cm" svg:y="20.681cm">
                  <text:p text:style-name="P4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" draw:layer="layout" svg:width="0.822cm" svg:height="0.873cm" svg:x="29.087cm" svg:y="20.681cm">
                  <text:p text:style-name="P4">d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47" draw:text-style-name="P1" draw:layer="layout" svg:width="0.821cm" svg:height="0.873cm" svg:x="29.909cm" svg:y="20.681cm">
              <text:p text:style-name="P4">m</text:p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822cm" svg:height="0.873cm" svg:x="30.73cm" svg:y="20.681cm">
              <text:p text:style-name="P4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" draw:layer="layout" svg:width="0.823cm" svg:height="0.873cm" svg:x="31.552cm" svg:y="20.681cm">
              <text:p text:style-name="P4">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32.375cm" svg:y="20.681cm">
              <text:p text:style-name="P4">=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508cm" svg:height="0.381cm" svg:x="43.079cm" svg:y="13.5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381cm" svg:x="43.587cm" svg:y="13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44.095cm" svg:y="13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508cm" svg:height="0.381cm" svg:x="44.603cm" svg:y="13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" draw:text-style-name="P1" draw:layer="layout" svg:width="0.508cm" svg:height="0.381cm" svg:x="41.047cm" svg:y="13.56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508cm" svg:height="0.381cm" svg:x="41.555cm" svg:y="13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42.063cm" svg:y="13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0.508cm" svg:height="0.381cm" svg:x="42.571cm" svg:y="13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2" draw:text-style-name="P2" draw:layer="layout" svg:x1="43.1cm" svg:y1="14.003cm" svg:x2="43.1cm" svg:y2="16.357cm">
              <text:p/>
            </draw:line>
            <draw:custom-shape draw:style-name="gr5" draw:text-style-name="P1" draw:layer="layout" svg:width="4.671cm" svg:height="1.339cm" svg:x="40.873cm" svg:y="16.299cm">
              <text:p text:style-name="P4">decrypt</text:p>
              <draw:enhanced-geometry svg:viewBox="0 0 21600 21600" draw:type="rectangle" draw:enhanced-path="M 0 0 L 21600 0 21600 21600 0 21600 0 0 Z N"/>
            </draw:custom-shape>
            <draw:frame draw:style-name="gr6" draw:text-style-name="P5" draw:layer="layout" svg:width="3.609cm" svg:height="0.962cm" svg:x="41.317cm" svg:y="12.546cm">
              <draw:text-box>
                <text:p>Ciphertext</text:p>
              </draw:text-box>
            </draw:frame>
            <draw:line draw:style-name="gr2" draw:text-style-name="P2" draw:layer="layout" svg:x1="43.153cm" svg:y1="17.654cm" svg:x2="43.153cm" svg:y2="19.056cm">
              <text:p/>
            </draw:line>
            <draw:frame draw:style-name="gr6" draw:text-style-name="P5" draw:layer="layout" svg:width="3.528cm" svg:height="0.962cm" svg:x="41.559cm" svg:y="19.405cm">
              <draw:text-box>
                <text:p>Plaintext</text:p>
              </draw:text-box>
            </draw:frame>
            <draw:g>
              <draw:g>
                <draw:custom-shape draw:style-name="gr45" draw:text-style-name="P1" draw:layer="layout" svg:width="0.822cm" svg:height="0.873cm" svg:x="40.166cm" svg:y="20.681cm">
                  <text:p text:style-name="P4">1</text:p>
                  <draw:enhanced-geometry svg:viewBox="0 0 21600 21600" draw:type="rectangle" draw:enhanced-path="M 0 0 L 21600 0 21600 21600 0 21600 0 0 Z N"/>
                </draw:custom-shape>
                <draw:custom-shape draw:style-name="gr46" draw:text-style-name="P1" draw:layer="layout" svg:width="0.823cm" svg:height="0.873cm" svg:x="40.988cm" svg:y="20.681cm">
                  <text:p text:style-name="P4">;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" draw:layer="layout" svg:width="0.822cm" svg:height="0.873cm" svg:x="41.811cm" svg:y="20.681cm">
                  <text:p text:style-name="P4">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" draw:layer="layout" svg:width="0.822cm" svg:height="0.873cm" svg:x="42.633cm" svg:y="20.681cm">
                  <text:p text:style-name="P4">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7" draw:text-style-name="P1" draw:layer="layout" svg:width="0.821cm" svg:height="0.873cm" svg:x="43.455cm" svg:y="20.681cm">
                <text:p text:style-name="P4">s</text:p>
                <draw:enhanced-geometry svg:viewBox="0 0 21600 21600" draw:type="rectangle" draw:enhanced-path="M 0 0 L 21600 0 21600 21600 0 21600 0 0 Z N"/>
              </draw:custom-shape>
              <draw:custom-shape draw:style-name="gr45" draw:text-style-name="P1" draw:layer="layout" svg:width="0.822cm" svg:height="0.873cm" svg:x="44.276cm" svg:y="20.681cm">
                <text:p text:style-name="P4">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" draw:layer="layout" svg:width="0.823cm" svg:height="0.873cm" svg:x="45.098cm" svg:y="20.681cm">
                <text:p text:style-name="P4">=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" draw:layer="layout" svg:width="0.822cm" svg:height="0.873cm" svg:x="45.921cm" svg:y="20.681cm">
                <text:p text:style-name="P4">0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line draw:style-name="gr2" draw:text-style-name="P2" draw:layer="layout" svg:x1="29.986cm" svg:y1="22.331cm" svg:x2="29.986cm" svg:y2="23.919cm">
          <text:p/>
        </draw:line>
        <draw:line draw:style-name="gr2" draw:text-style-name="P2" draw:layer="layout" svg:x1="43.532cm" svg:y1="21.837cm" svg:x2="36.583cm" svg:y2="23.954cm">
          <text:p/>
        </draw:line>
        <draw:line draw:style-name="gr2" draw:text-style-name="P2" draw:layer="layout" svg:x1="36.583cm" svg:y1="21.732cm" svg:x2="43.638cm" svg:y2="23.778cm">
          <text:p/>
        </draw:line>
        <draw:g>
          <draw:g>
            <draw:custom-shape draw:style-name="gr45" draw:text-style-name="P1" draw:layer="layout" svg:width="0.822cm" svg:height="0.873cm" svg:x="26.727cm" svg:y="24.808cm">
              <text:p text:style-name="P4">i</text:p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823cm" svg:height="0.873cm" svg:x="27.549cm" svg:y="24.808cm">
              <text:p text:style-name="P4">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28.372cm" svg:y="24.808cm">
              <text:p text:style-name="P4">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29.194cm" svg:y="24.808cm">
              <text:p text:style-name="P4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" draw:text-style-name="P1" draw:layer="layout" svg:width="0.821cm" svg:height="0.873cm" svg:x="30.016cm" svg:y="24.808cm">
              <text:p text:style-name="P4">m</text:p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822cm" svg:height="0.873cm" svg:x="30.837cm" svg:y="24.808cm">
              <text:p text:style-name="P4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" draw:layer="layout" svg:width="0.823cm" svg:height="0.873cm" svg:x="31.659cm" svg:y="24.808cm">
              <text:p text:style-name="P4">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32.482cm" svg:y="24.808cm">
              <text:p text:style-name="P4">=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5" draw:text-style-name="P1" draw:layer="layout" svg:width="0.822cm" svg:height="0.873cm" svg:x="40.132cm" svg:y="24.809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823cm" svg:height="0.873cm" svg:x="40.954cm" svg:y="24.809cm">
              <text:p text:style-name="P4">;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41.777cm" svg:y="24.809cm">
              <text:p text:style-name="P4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42.599cm" svg:y="24.809cm">
              <text:p text:style-name="P4">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7" draw:text-style-name="P1" draw:layer="layout" svg:width="0.821cm" svg:height="0.873cm" svg:x="43.421cm" svg:y="24.809cm">
              <text:p text:style-name="P4">e</text:p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822cm" svg:height="0.873cm" svg:x="44.242cm" svg:y="24.809cm">
              <text:p text:style-name="P4">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" draw:layer="layout" svg:width="0.823cm" svg:height="0.873cm" svg:x="45.064cm" svg:y="24.809cm">
              <text:p text:style-name="P4">=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45.887cm" svg:y="24.809cm">
              <text:p text:style-name="P4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5" draw:text-style-name="P1" draw:layer="layout" svg:width="0.822cm" svg:height="0.873cm" svg:x="33.464cm" svg:y="24.809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823cm" svg:height="0.873cm" svg:x="34.286cm" svg:y="24.809cm">
              <text:p text:style-name="P4">;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35.109cm" svg:y="24.809cm">
              <text:p text:style-name="P4">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1" draw:layer="layout" svg:width="0.822cm" svg:height="0.873cm" svg:x="35.931cm" svg:y="24.809cm">
              <text:p text:style-name="P4">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7" draw:text-style-name="P1" draw:layer="layout" svg:width="0.821cm" svg:height="0.873cm" svg:x="36.753cm" svg:y="24.809cm">
            <text:p text:style-name="P4">s</text:p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0.822cm" svg:height="0.873cm" svg:x="37.574cm" svg:y="24.809cm">
            <text:p text:style-name="P4">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" draw:layer="layout" svg:width="0.823cm" svg:height="0.873cm" svg:x="38.396cm" svg:y="24.809cm">
            <text:p text:style-name="P4">=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" draw:layer="layout" svg:width="0.822cm" svg:height="0.873cm" svg:x="39.219cm" svg:y="24.809cm">
            <text:p text:style-name="P4">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2" draw:layer="layout" svg:x1="8.274cm" svg:y1="32.785cm" svg:x2="8.274cm" svg:y2="34.468cm">
          <text:p/>
        </draw:line>
        <draw:g>
          <draw:frame draw:style-name="gr6" draw:text-style-name="P5" draw:layer="layout" svg:width="1.705cm" svg:height="0.962cm" svg:x="13.164cm" svg:y="24.625cm">
            <draw:text-box>
              <text:p>Key</text:p>
            </draw:text-box>
          </draw:frame>
          <draw:line draw:style-name="gr2" draw:text-style-name="P2" draw:layer="layout" svg:x1="14.581cm" svg:y1="25.083cm" svg:x2="15.822cm" svg:y2="25.0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08:21:56.179392092</meta:creation-date>
    <dc:date>2019-12-19T08:52:52.003744882</dc:date>
    <meta:editing-duration>PT1H53M7S</meta:editing-duration>
    <meta:editing-cycles>15</meta:editing-cycles>
    <meta:generator>LibreOffice/6.2.8.2$Linux_X86_64 LibreOffice_project/20$Build-2</meta:generator>
    <meta:document-statistic meta:object-count="649"/>
  </office:meta>
</office:document-meta>
</file>